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8F4D406641C36D2F06.png" manifest:media-type="image/png"/>
  <manifest:file-entry manifest:full-path="Pictures/100000000000042900000208CD5A75B10BA0D195.png" manifest:media-type="image/png"/>
  <manifest:file-entry manifest:full-path="Pictures/10000000000003CD00000270AF6032FE61E83839.png" manifest:media-type="image/png"/>
  <manifest:file-entry manifest:full-path="Pictures/1000000000000431000002C2D73B6FBE0FB5E52D.png" manifest:media-type="image/png"/>
  <manifest:file-entry manifest:full-path="Pictures/100000000000043100000276BFD882AAF9BC914F.png" manifest:media-type="image/png"/>
  <manifest:file-entry manifest:full-path="Pictures/100000000000044D000002A721FED837B3C7AF3C.png" manifest:media-type="image/png"/>
  <manifest:file-entry manifest:full-path="Pictures/100000000000044D0000020788FC104FDB6B3EE2.png" manifest:media-type="image/png"/>
  <manifest:file-entry manifest:full-path="Pictures/1000000000000462000001F7F01920D9AA993406.png" manifest:media-type="image/png"/>
  <manifest:file-entry manifest:full-path="Pictures/100000000000041400000254DF3E00AF3E01DE6A.png" manifest:media-type="image/png"/>
  <manifest:file-entry manifest:full-path="Pictures/10000000000004020000022EDFD5F01BD4D36411.png" manifest:media-type="image/png"/>
  <manifest:file-entry manifest:full-path="Pictures/100000000000042E00000268ACA0977F3384FDCB.png" manifest:media-type="image/png"/>
  <manifest:file-entry manifest:full-path="Pictures/1000000000000420000002336B0194F1C860253E.png" manifest:media-type="image/png"/>
  <manifest:file-entry manifest:full-path="Pictures/1000000000000421000001AB1E001C5E393A3AE0.png" manifest:media-type="image/png"/>
  <manifest:file-entry manifest:full-path="Pictures/1000000000000409000002AF3797913AF9C67812.png" manifest:media-type="image/png"/>
  <manifest:file-entry manifest:full-path="Pictures/10000000000004070000021A44CDB64CC305961D.png" manifest:media-type="image/png"/>
  <manifest:file-entry manifest:full-path="Pictures/100000000000044D00000245E5AEEF9D803039BF.png" manifest:media-type="image/png"/>
  <manifest:file-entry manifest:full-path="Pictures/100000000000044300000211B525AD56901CBAAC.png" manifest:media-type="image/png"/>
  <manifest:file-entry manifest:full-path="Pictures/10000000000004580000024E89268A0C84BF1407.png" manifest:media-type="image/png"/>
  <manifest:file-entry manifest:full-path="Pictures/10000000000004350000025B785B28299327E8F1.png" manifest:media-type="image/png"/>
  <manifest:file-entry manifest:full-path="Pictures/100000000000042C00000295D3D1DA5020EA4FC9.png" manifest:media-type="image/png"/>
  <manifest:file-entry manifest:full-path="Pictures/10000000000004180000024152C404234959FCC7.png" manifest:media-type="image/png"/>
  <manifest:file-entry manifest:full-path="Pictures/100000000000043E000002CD4D769B66A4EB347B.png" manifest:media-type="image/png"/>
  <manifest:file-entry manifest:full-path="Pictures/100000000000044D00000216150EA5A2338E0E31.png" manifest:media-type="image/png"/>
  <manifest:file-entry manifest:full-path="Pictures/100000000000040000000268D1FA8750D2A5F664.png" manifest:media-type="image/png"/>
  <manifest:file-entry manifest:full-path="Pictures/100000000000042F0000023680CA76B6E0EEE598.png" manifest:media-type="image/png"/>
  <manifest:file-entry manifest:full-path="Pictures/100000000000045C0000020C2CFF3DF1E0553410.png" manifest:media-type="image/png"/>
  <manifest:file-entry manifest:full-path="Pictures/10000000000003E7000002CD42176FAA75B43B3E.png" manifest:media-type="image/png"/>
  <manifest:file-entry manifest:full-path="Pictures/10000000000003E1000002204E73C829F5F5D90A.png" manifest:media-type="image/png"/>
  <manifest:file-entry manifest:full-path="Pictures/10000000000004040000024922F3B573E090C33D.png" manifest:media-type="image/png"/>
  <manifest:file-entry manifest:full-path="Pictures/10000000000004370000022C7A4A9D0B171A01B2.png" manifest:media-type="image/png"/>
  <manifest:file-entry manifest:full-path="Pictures/100000000000044C0000025438CFE554EA5518CC.png" manifest:media-type="image/png"/>
  <manifest:file-entry manifest:full-path="Pictures/1000000000000412000002283056EA26C476FFCB.png" manifest:media-type="image/png"/>
  <manifest:file-entry manifest:full-path="Pictures/100000000000040E000001F8E517C9F3FF63B416.png" manifest:media-type="image/png"/>
  <manifest:file-entry manifest:full-path="Pictures/10000000000003DD000001A4EC7BF86CA10BF479.png" manifest:media-type="image/png"/>
  <manifest:file-entry manifest:full-path="Pictures/10000000000003CC000002A585077D8EF40EDFF3.png" manifest:media-type="image/png"/>
  <manifest:file-entry manifest:full-path="Pictures/10000000000003D7000002412A0688FF4F590DB4.png" manifest:media-type="image/png"/>
  <manifest:file-entry manifest:full-path="Pictures/1000000000000464000002BF04632CABFCAE2C8A.png" manifest:media-type="image/png"/>
  <manifest:file-entry manifest:full-path="Pictures/1000000000000424000002591D6B85009D9BC2F0.png" manifest:media-type="image/png"/>
  <manifest:file-entry manifest:full-path="Pictures/100000000000042C000002A0A145C50A0D0FBD98.png" manifest:media-type="image/png"/>
  <manifest:file-entry manifest:full-path="Pictures/100000000000047300000208ACAC5140E0058962.png" manifest:media-type="image/png"/>
  <manifest:file-entry manifest:full-path="Pictures/100000000000048F00000228245BC9FB5C38F9B4.png" manifest:media-type="image/png"/>
  <manifest:file-entry manifest:full-path="Pictures/10000000000004650000029C542F264100BCDD2E.png" manifest:media-type="image/png"/>
  <manifest:file-entry manifest:full-path="Pictures/10000000000003E7000001D07023AB35B51E5D32.png" manifest:media-type="image/png"/>
  <manifest:file-entry manifest:full-path="Pictures/10000000000004330000025879843156EB52D16A.png" manifest:media-type="image/png"/>
  <manifest:file-entry manifest:full-path="Pictures/1000000000000468000001F4B93584C84D5383B4.png" manifest:media-type="image/png"/>
  <manifest:file-entry manifest:full-path="Pictures/1000000000000556000002DC59FDDBCE13BFF3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883" officeooo:paragraph-rsid="0006a883"/>
    </style:style>
    <style:style style:name="P2" style:family="paragraph" style:parent-style-name="Standard">
      <style:text-properties officeooo:rsid="00097b95" officeooo:paragraph-rsid="00097b95"/>
    </style:style>
    <style:style style:name="P3" style:family="paragraph" style:parent-style-name="Standard">
      <style:paragraph-properties fo:text-align="center" style:justify-single-word="false"/>
      <style:text-properties fo:font-size="26pt" officeooo:rsid="00097b95" officeooo:paragraph-rsid="00097b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3" text:anchor-type="paragraph" svg:width="6.9252in" svg:height="4.0654in" draw:z-index="0"><draw:image xlink:href="Pictures/100000000000043100000276BFD882AAF9BC914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paragraph" svg:width="6.9252in" svg:height="3.9528in" draw:z-index="1"><draw:image xlink:href="Pictures/100000000000041400000254DF3E00AF3E01DE6A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3.9862in" draw:z-index="2"><draw:image xlink:href="Pictures/100000000000042E00000268ACA0977F3384FDCB.png" xlink:type="simple" xlink:show="embed" xlink:actuate="onLoad" loext:mime-type="image/png"/></draw:frame><draw:frame draw:style-name="fr1" draw:name="Image4" text:anchor-type="paragraph" svg:width="6.9252in" svg:height="4.5563in" draw:z-index="3"><draw:image xlink:href="Pictures/1000000000000431000002C2D73B6FBE0FB5E52D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paragraph" svg:width="6.9252in" svg:height="3.1043in" draw:z-index="4"><draw:image xlink:href="Pictures/1000000000000462000001F7F01920D9AA993406.png" xlink:type="simple" xlink:show="embed" xlink:actuate="onLoad" loext:mime-type="image/png"/></draw:frame></text:p>
      <text:p text:style-name="Standard"><draw:frame draw:style-name="fr2" draw:name="Image6" text:anchor-type="paragraph" svg:width="6.9252in" svg:height="3.3807in" draw:z-index="5"><draw:image xlink:href="Pictures/100000000000042900000208CD5A75B10BA0D195.png" xlink:type="simple" xlink:show="embed" xlink:actuate="onLoad" loext:mime-type="image/png"/></draw:frame><text:soft-page-break/></text:p>
      <text:p text:style-name="Standard"><draw:frame draw:style-name="fr1" draw:name="Image7" text:anchor-type="paragraph" svg:width="6.9252in" svg:height="3.6917in" draw:z-index="6"><draw:image xlink:href="Pictures/1000000000000420000002336B0194F1C860253E.png" xlink:type="simple" xlink:show="embed" xlink:actuate="onLoad" loext:mime-type="image/png"/></draw:frame></text:p>
      <text:p text:style-name="Standard"/>
      <text:p text:style-name="Standard"><draw:frame draw:style-name="fr2" draw:name="Image8" text:anchor-type="paragraph" svg:width="6.9252in" svg:height="3.6134in" draw:z-index="7"><draw:image xlink:href="Pictures/10000000000004070000021A44CDB64CC305961D.png" xlink:type="simple" xlink:show="embed" xlink:actuate="onLoad" loext:mime-type="image/png"/></draw:frame><text:soft-page-break/></text:p>
      <text:p text:style-name="Standard"><draw:frame draw:style-name="fr1" draw:name="Image9" text:anchor-type="paragraph" svg:width="6.9252in" svg:height="4.6047in" draw:z-index="8"><draw:image xlink:href="Pictures/1000000000000409000002AF3797913AF9C678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width="6.9252in" svg:height="3.6543in" draw:z-index="9"><draw:image xlink:href="Pictures/100000000000044D00000245E5AEEF9D803039BF.png" xlink:type="simple" xlink:show="embed" xlink:actuate="onLoad" loext:mime-type="image/png"/></draw:frame><text:soft-page-break/></text:p>
      <text:p text:style-name="Standard"/>
      <text:p text:style-name="Standard"><draw:frame draw:style-name="fr1" draw:name="Image11" text:anchor-type="paragraph" svg:width="6.9252in" svg:height="2.7972in" draw:z-index="10"><draw:image xlink:href="Pictures/1000000000000421000001AB1E001C5E393A3AE0.png" xlink:type="simple" xlink:show="embed" xlink:actuate="onLoad" loext:mime-type="image/png"/></draw:frame></text:p>
      <text:p text:style-name="Standard"><draw:frame draw:style-name="fr2" draw:name="Image12" text:anchor-type="paragraph" svg:width="6.9252in" svg:height="3.8772in" draw:z-index="11"><draw:image xlink:href="Pictures/10000000000004350000025B785B28299327E8F1.png" xlink:type="simple" xlink:show="embed" xlink:actuate="onLoad" loext:mime-type="image/png"/></draw:frame><text:soft-page-break/></text:p>
      <text:p text:style-name="Standard"/>
      <text:p text:style-name="P1">After Delete <text:s/>- C book</text:p>
      <text:p text:style-name="P1"/>
      <text:p text:style-name="P1"><draw:frame draw:style-name="fr1" draw:name="Image13" text:anchor-type="paragraph" svg:width="6.9252in" svg:height="3.3583in" draw:z-index="12"><draw:image xlink:href="Pictures/100000000000044D00000216150EA5A2338E0E31.png" xlink:type="simple" xlink:show="embed" xlink:actuate="onLoad" loext:mime-type="image/png"/></draw:frame></text:p>
      <text:p text:style-name="P1"/>
      <text:p text:style-name="P1"><draw:frame draw:style-name="fr2" draw:name="Image14" text:anchor-type="paragraph" svg:width="6.9252in" svg:height="4.5717in" draw:z-index="13"><draw:image xlink:href="Pictures/100000000000043E000002CD4D769B66A4EB347B.png" xlink:type="simple" xlink:show="embed" xlink:actuate="onLoad" loext:mime-type="image/png"/></draw:frame><text:soft-page-break/></text:p>
      <text:p text:style-name="P1"><draw:frame draw:style-name="fr1" draw:name="Image15" text:anchor-type="paragraph" svg:width="6.9252in" svg:height="4.1654in" draw:z-index="14"><draw:image xlink:href="Pictures/100000000000040000000268D1FA8750D2A5F664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1" draw:name="Image16" text:anchor-type="paragraph" svg:width="6.9252in" svg:height="3.6591in" draw:z-index="15"><draw:image xlink:href="Pictures/100000000000042F0000023680CA76B6E0EEE598.png" xlink:type="simple" xlink:show="embed" xlink:actuate="onLoad" loext:mime-type="image/png"/></draw:frame></text:p>
      <text:p text:style-name="P1"><draw:frame draw:style-name="fr1" draw:name="Image17" text:anchor-type="paragraph" svg:width="6.9252in" svg:height="3.2516in" draw:z-index="16"><draw:image xlink:href="Pictures/100000000000045C0000020C2CFF3DF1E0553410.png" xlink:type="simple" xlink:show="embed" xlink:actuate="onLoad" loext:mime-type="image/png"/></draw:frame></text:p>
      <text:p text:style-name="P1"><draw:frame draw:style-name="fr2" draw:name="Image18" text:anchor-type="paragraph" svg:width="6.9252in" svg:height="4.9701in" draw:z-index="17"><draw:image xlink:href="Pictures/10000000000003E7000002CD42176FAA75B43B3E.png" xlink:type="simple" xlink:show="embed" xlink:actuate="onLoad" loext:mime-type="image/png"/></draw:frame><text:soft-page-break/></text:p>
      <text:p text:style-name="P1"/>
      <text:p text:style-name="P1"><draw:frame draw:style-name="fr1" draw:name="Image19" text:anchor-type="paragraph" svg:width="6.9252in" svg:height="3.7661in" draw:z-index="18"><draw:image xlink:href="Pictures/10000000000004020000022EDFD5F01BD4D36411.png" xlink:type="simple" xlink:show="embed" xlink:actuate="onLoad" loext:mime-type="image/png"/></draw:frame></text:p>
      <text:p text:style-name="P1"><text:soft-page-break/></text:p>
      <text:p text:style-name="P1"><draw:frame draw:style-name="fr1" draw:name="Image20" text:anchor-type="paragraph" svg:width="6.9252in" svg:height="3.7937in" draw:z-index="19"><draw:image xlink:href="Pictures/10000000000003E1000002204E73C829F5F5D90A.png" xlink:type="simple" xlink:show="embed" xlink:actuate="onLoad" loext:mime-type="image/png"/></draw:frame></text:p>
      <text:p text:style-name="P1"><draw:frame draw:style-name="fr1" draw:name="Image21" text:anchor-type="paragraph" svg:width="6.9252in" svg:height="4.4409in" draw:z-index="20"><draw:image xlink:href="Pictures/10000000000003CD00000270AF6032FE61E83839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2" text:anchor-type="paragraph" svg:width="6.9252in" svg:height="3.5681in" draw:z-index="21"><draw:image xlink:href="Pictures/10000000000004370000022C7A4A9D0B171A01B2.png" xlink:type="simple" xlink:show="embed" xlink:actuate="onLoad" loext:mime-type="image/png"/></draw:frame><text:soft-page-break/></text:p>
      <text:p text:style-name="P1"/>
      <text:p text:style-name="P1"><draw:frame draw:style-name="fr1" draw:name="Image23" text:anchor-type="paragraph" svg:width="6.9252in" svg:height="3.6681in" draw:z-index="22"><draw:image xlink:href="Pictures/1000000000000412000002283056EA26C476FFCB.png" xlink:type="simple" xlink:show="embed" xlink:actuate="onLoad" loext:mime-type="image/png"/></draw:frame></text:p>
      <text:p text:style-name="P1"><draw:frame draw:style-name="fr2" draw:name="Image24" text:anchor-type="paragraph" svg:width="6.9252in" svg:height="3.3618in" draw:z-index="23"><draw:image xlink:href="Pictures/100000000000040E000001F8E517C9F3FF63B416.png" xlink:type="simple" xlink:show="embed" xlink:actuate="onLoad" loext:mime-type="image/png"/></draw:frame><text:soft-page-break/></text:p>
      <text:p text:style-name="P1"/>
      <text:p text:style-name="P1"><draw:frame draw:style-name="fr1" draw:name="Image25" text:anchor-type="paragraph" svg:width="6.9252in" svg:height="3.8126in" draw:z-index="24"><draw:image xlink:href="Pictures/10000000000004180000024152C404234959FCC7.png" xlink:type="simple" xlink:show="embed" xlink:actuate="onLoad" loext:mime-type="image/png"/></draw:frame></text:p>
      <text:p text:style-name="P1"/>
      <text:p text:style-name="P1"><draw:frame draw:style-name="fr2" draw:name="Image26" text:anchor-type="paragraph" svg:width="6.9252in" svg:height="4.2854in" draw:z-index="25"><draw:image xlink:href="Pictures/100000000000042C00000295D3D1DA5020EA4FC9.png" xlink:type="simple" xlink:show="embed" xlink:actuate="onLoad" loext:mime-type="image/png"/></draw:frame><text:soft-page-break/></text:p>
      <text:p text:style-name="P1"/>
      <text:p text:style-name="P1"><draw:frame draw:style-name="fr1" draw:name="Image27" text:anchor-type="paragraph" svg:width="6.9252in" svg:height="4.3319in" draw:z-index="26"><draw:image xlink:href="Pictures/10000000000004170000028F4D406641C36D2F06.png" xlink:type="simple" xlink:show="embed" xlink:actuate="onLoad" loext:mime-type="image/png"/></draw:frame></text:p>
      <text:p text:style-name="P1"/>
      <text:p text:style-name="P1"><draw:frame draw:style-name="fr1" draw:name="Image28" text:anchor-type="paragraph" svg:width="6.9252in" svg:height="4.8228in" draw:z-index="27"><draw:image xlink:href="Pictures/10000000000003CC000002A585077D8EF40EDFF3.png" xlink:type="simple" xlink:show="embed" xlink:actuate="onLoad" loext:mime-type="image/png"/></draw:frame><text:soft-page-break/></text:p>
      <text:p text:style-name="P1"><draw:frame draw:style-name="fr1" draw:name="Image29" text:anchor-type="paragraph" svg:width="6.9252in" svg:height="2.9402in" draw:z-index="28"><draw:image xlink:href="Pictures/10000000000003DD000001A4EC7BF86CA10BF479.png" xlink:type="simple" xlink:show="embed" xlink:actuate="onLoad" loext:mime-type="image/png"/></draw:frame></text:p>
      <text:p text:style-name="P1"><draw:frame draw:style-name="fr2" draw:name="Image30" text:anchor-type="paragraph" svg:width="6.9252in" svg:height="4.0646in" draw:z-index="29"><draw:image xlink:href="Pictures/10000000000003D7000002412A0688FF4F590DB4.png" xlink:type="simple" xlink:show="embed" xlink:actuate="onLoad" loext:mime-type="image/png"/></draw:frame><text:soft-page-break/></text:p>
      <text:p text:style-name="P1"><draw:frame draw:style-name="fr1" draw:name="Image31" text:anchor-type="paragraph" svg:width="6.9252in" svg:height="3.9402in" draw:z-index="30"><draw:image xlink:href="Pictures/10000000000004040000024922F3B573E090C3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paragraph" svg:width="6.9252in" svg:height="4.3307in" draw:z-index="31"><draw:image xlink:href="Pictures/1000000000000464000002BF04632CABFCAE2C8A.png" xlink:type="simple" xlink:show="embed" xlink:actuate="onLoad" loext:mime-type="image/png"/></draw:frame><text:soft-page-break/></text:p>
      <text:p text:style-name="P1"><draw:frame draw:style-name="fr1" draw:name="Image33" text:anchor-type="paragraph" svg:width="6.9252in" svg:height="3.9256in" draw:z-index="32"><draw:image xlink:href="Pictures/1000000000000424000002591D6B85009D9BC2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34" text:anchor-type="paragraph" svg:x="-0.1043in" svg:y="5.0091in" svg:width="6.9252in" svg:height="3.2638in" draw:z-index="33"><draw:image xlink:href="Pictures/100000000000044D0000020788FC104FDB6B3EE2.png" xlink:type="simple" xlink:show="embed" xlink:actuate="onLoad" loext:mime-type="image/png"/></draw:frame><draw:frame draw:style-name="fr1" draw:name="Image35" text:anchor-type="paragraph" svg:width="6.9252in" svg:height="4.3571in" draw:z-index="34"><draw:image xlink:href="Pictures/100000000000042C000002A0A145C50A0D0FBD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6" text:anchor-type="paragraph" svg:width="6.9252in" svg:height="4.2701in" draw:z-index="35"><draw:image xlink:href="Pictures/100000000000044D000002A721FED837B3C7AF3C.png" xlink:type="simple" xlink:show="embed" xlink:actuate="onLoad" loext:mime-type="image/png"/></draw:frame><text:soft-page-break/></text:p>
      <text:p text:style-name="P1"/>
      <text:p text:style-name="P1"><draw:frame draw:style-name="fr1" draw:name="Image37" text:anchor-type="paragraph" svg:width="6.9252in" svg:height="3.161in" draw:z-index="36"><draw:image xlink:href="Pictures/100000000000047300000208ACAC5140E0058962.png" xlink:type="simple" xlink:show="embed" xlink:actuate="onLoad" loext:mime-type="image/png"/></draw:frame></text:p>
      <text:p text:style-name="P1"/>
      <text:p text:style-name="P1"><draw:frame draw:style-name="fr2" draw:name="Image38" text:anchor-type="paragraph" svg:width="6.9252in" svg:height="4.1118in" draw:z-index="37"><draw:image xlink:href="Pictures/10000000000004650000029C542F264100BCDD2E.png" xlink:type="simple" xlink:show="embed" xlink:actuate="onLoad" loext:mime-type="image/png"/></draw:frame><text:soft-page-break/></text:p>
      <text:p text:style-name="P1"><draw:frame draw:style-name="fr1" draw:name="Image39" text:anchor-type="paragraph" svg:width="6.9252in" svg:height="3.8646in" draw:z-index="38"><draw:image xlink:href="Pictures/10000000000004330000025879843156EB52D1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0" text:anchor-type="paragraph" svg:width="6.9252in" svg:height="3.6736in" draw:z-index="39"><draw:image xlink:href="Pictures/10000000000004580000024E89268A0C84BF1407.png" xlink:type="simple" xlink:show="embed" xlink:actuate="onLoad" loext:mime-type="image/png"/></draw:frame><text:soft-page-break/></text:p>
      <text:p text:style-name="P1"/>
      <text:p text:style-name="P1"><draw:frame draw:style-name="fr1" draw:name="Image41" text:anchor-type="paragraph" svg:width="6.9252in" svg:height="3.0693in" draw:z-index="40"><draw:image xlink:href="Pictures/1000000000000468000001F4B93584C84D5383B4.png" xlink:type="simple" xlink:show="embed" xlink:actuate="onLoad" loext:mime-type="image/png"/></draw:frame></text:p>
      <text:p text:style-name="P1"/>
      <text:p text:style-name="P1"><draw:frame draw:style-name="fr2" draw:name="Image42" text:anchor-type="paragraph" svg:width="6.9252in" svg:height="3.3575in" draw:z-index="41"><draw:image xlink:href="Pictures/100000000000044300000211B525AD56901CBAAC.png" xlink:type="simple" xlink:show="embed" xlink:actuate="onLoad" loext:mime-type="image/png"/></draw:frame><text:soft-page-break/></text:p>
      <text:p text:style-name="P1"/>
      <text:p text:style-name="P1"><draw:frame draw:style-name="fr1" draw:name="Image43" text:anchor-type="paragraph" svg:width="6.9252in" svg:height="3.2752in" draw:z-index="42"><draw:image xlink:href="Pictures/100000000000048F00000228245BC9FB5C38F9B4.png" xlink:type="simple" xlink:show="embed" xlink:actuate="onLoad" loext:mime-type="image/png"/></draw:frame></text:p>
      <text:p text:style-name="P1"><draw:frame draw:style-name="fr2" draw:name="Image44" text:anchor-type="paragraph" svg:width="6.9252in" svg:height="3.752in" draw:z-index="43"><draw:image xlink:href="Pictures/100000000000044C0000025438CFE554EA5518CC.png" xlink:type="simple" xlink:show="embed" xlink:actuate="onLoad" loext:mime-type="image/png"/></draw:frame><text:soft-page-break/></text:p>
      <text:p text:style-name="P1"/>
      <text:p text:style-name="P2">JPA – connected </text:p>
      <text:p text:style-name="P2"/>
      <text:p text:style-name="P2"><draw:frame draw:style-name="fr3" draw:name="Image45" text:anchor-type="paragraph" svg:x="0.1819in" svg:y="0.3547in" svg:width="6.9252in" svg:height="3.7102in" draw:z-index="44"><draw:image xlink:href="Pictures/1000000000000556000002DC59FDDBCE13BFF3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3" draw:name="Image46" text:anchor-type="paragraph" svg:x="0.2862in" svg:y="0.3472in" svg:width="6.9252in" svg:height="3.2161in" draw:z-index="45"><draw:image xlink:href="Pictures/10000000000003E7000001D07023AB35B51E5D3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THANK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4:52:18.489000000</meta:creation-date>
    <dc:date>2019-04-19T16:14:37.527000000</dc:date>
    <meta:editing-duration>PT5M45S</meta:editing-duration>
    <meta:editing-cycles>2</meta:editing-cycles>
    <meta:generator>LibreOffice/6.2.2.2$Windows_x86 LibreOffice_project/2b840030fec2aae0fd2658d8d4f9548af4e3518d</meta:generator>
    <meta:document-statistic meta:table-count="0" meta:image-count="46" meta:object-count="0" meta:page-count="23" meta:paragraph-count="3" meta:word-count="9" meta:character-count="48" meta:non-whitespace-character-count="38"/>
  </office:meta>
</office:document-meta>
</file>